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at made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ded. tools and tassles ornimeted </text:p>
      <text:p text:style-name="Standard">the beautiful body of </text:p>
      <text:p text:style-name="Standard"/>
      <text:p text:style-name="Standard">"Reggie, and Wattson, and Tilda!" She pressed the noses of the projected pigs and drawn sparkels and stars. Vital signs displayed above their heads. With each button touched her skin flushed and </text:p>
      <text:p text:style-name="Standard">the chimes played. Every few moments, at random a little hard pellet would roll out the bottom of the display.</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
      <text:p text:style-name="Standard"><text:soft-page-break/>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Standard"/>
      <text:p text:style-name="Standard">The boy drew a scalpel blade from his set of tools. Cut a nerve band in a pigs mucle. The meat stopped <text:soft-page-break/>arching from the signal. Like a plow digging a furrow, the scaple now slid down the boys skin. And a nerve bundle was exposed.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it again and it welled taught like a cable under strain. </text:p>
      <text:p text:style-name="Standard"/>
      <text:p text:style-name="Standard">He cut the lift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Absentmindedly 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The air around him began to smell of iro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t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ext:p>
      <text:p text:style-name="Standard"/>
      <text:p text:style-name="Standard">For a brief moment the scaple stood erect in his hand, all too obviously a threat, they both looked at it and then the moment defused. The scaple slid back in his pack</text:p>
      <text:p text:style-name="Standard"/>
      <text:p text:style-name="Standard">“Whaaat are you doing?” She grabbed his arm and looked closely. He was obviously uncomfortable with being touched, but her curiosity over won. “do those line make you the meat? How'd you do that?!”</text:p>
      <text:p text:style-name="Standard"/>
      <text:p text:style-name="Standard"><text:soft-page-break/>“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
      <text:p text:style-name="Standard">“Plasma outlet” </text:p>
      <text:p text:style-name="Standard"/>
      <text:p text:style-name="Standard">“that was my biggest word. You <text:span text:style-name="T1">can read.”</text:span></text:p>
      <text:p text:style-name="Standard"><text:span text:style-name="T1"/></text:p>
      <text:p text:style-name="P1">In the round dome blue with artifical sunlight and the streching eternal cloudless sky five hundred hearts beat in slow rhythm <text:s/>and two hearts beat at speed. </text:p>
      <text:p text:style-name="P1"/>
      <text:p text:style-name="P1"><text:soft-page-break/>Laura looked the boy up and down. Taking in the hundred things she'd been acculturated to look for, judge and measure.</text:p>
      <text:p text:style-name="P1"/>
      <text:p text:style-name="P1">His arms were thin and spindly face pale, <text:s/></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text:soft-page-break/></text:p>
      <text:p text:style-name="Standard"><text:s text:c="4"/></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11T08:13:58.57</dc:date>
    <dc:creator>Blake Stanger</dc:creator>
    <meta:editing-duration>P1DT4H39M49S</meta:editing-duration>
    <meta:editing-cycles>11</meta:editing-cycles>
    <meta:generator>OpenOffice/4.1.11$Win32 OpenOffice.org_project/4111m1$Build-9808</meta:generator>
    <meta:document-statistic meta:table-count="0" meta:image-count="0" meta:object-count="0" meta:page-count="17" meta:paragraph-count="312" meta:word-count="6567" meta:character-count="35928"/>
  </office:meta>
</office:document-meta>
</file>